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38c10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67fb" officeooo:paragraph-rsid="001e67f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82ef" officeooo:paragraph-rsid="002082e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1c538" officeooo:paragraph-rsid="0021c538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1c538" officeooo:paragraph-rsid="0021c538" style:font-style-asian="italic" style:font-weight-asian="bold" style:font-style-complex="italic" style:font-weight-complex="bold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italic" officeooo:rsid="0027dfbf" officeooo:paragraph-rsid="0027dfbf" style:font-style-asian="italic" style:font-style-complex="italic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27dfbf" officeooo:paragraph-rsid="0027dfbf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6cdd8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style:text-underline-style="solid" style:text-underline-width="auto" style:text-underline-color="font-color" fo:font-weight="bold" officeooo:rsid="00364348" officeooo:paragraph-rsid="00364348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027dfbf" officeooo:paragraph-rsid="0027dfbf" style:font-style-asian="italic" style:font-style-complex="italic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fo:font-weight="bold" officeooo:rsid="0029437f" officeooo:paragraph-rsid="002c956d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fo:font-weight="bold" officeooo:rsid="002c956d" officeooo:paragraph-rsid="002c956d" style:font-style-asian="italic" style:font-weight-asian="bold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fo:font-weight="bold" officeooo:rsid="002c956d" officeooo:paragraph-rsid="002db9ce" style:font-style-asian="italic" style:font-weight-asian="bold" style:font-style-complex="italic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fo:font-weight="bold" officeooo:rsid="002c956d" officeooo:paragraph-rsid="002f4e7f" style:font-style-asian="italic" style:font-weight-asian="bold" style:font-style-complex="italic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style:text-underline-style="none" fo:font-weight="normal" officeooo:rsid="00364348" officeooo:paragraph-rsid="00364348" style:font-style-asian="italic" style:font-weight-asian="normal" style:font-style-complex="italic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tyle="italic" style:text-underline-style="none" fo:font-weight="normal" officeooo:rsid="00364348" officeooo:paragraph-rsid="00364348" style:font-style-asian="italic" style:font-weight-asian="normal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style:text-underline-style="solid" style:text-underline-width="auto" style:text-underline-color="font-color" fo:font-weight="bold" officeooo:rsid="0029437f" officeooo:paragraph-rsid="0029437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position="0% 100%" style:font-name="Liberation Serif1" fo:font-style="normal" style:text-underline-style="none" fo:font-weight="normal" officeooo:rsid="0021c538" officeooo:paragraph-rsid="0021c53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rsid="0046ce62" officeooo:paragraph-rsid="0046ce62"/>
    </style:style>
    <style:style style:name="P2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text-position="0% 100%" style:font-name="Liberation Serif1" fo:font-style="italic" style:text-underline-style="none" fo:font-weight="normal" officeooo:rsid="0027dfbf" officeooo:paragraph-rsid="0027dfbf" style:font-style-asian="italic" style:font-weight-asian="normal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italic" style:text-underline-style="solid" style:text-underline-width="auto" style:text-underline-color="font-color" fo:font-weight="bold" officeooo:rsid="00248962" officeooo:paragraph-rsid="00248962" style:font-style-asian="italic" style:font-weight-asian="bold" style:font-style-complex="italic" style:font-weight-complex="bold"/>
    </style:style>
    <style:style style:name="P2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italic" style:text-underline-style="solid" style:text-underline-width="auto" style:text-underline-color="font-color" fo:font-weight="bold" officeooo:rsid="0023c29f" officeooo:paragraph-rsid="0023c29f" style:font-style-asian="italic" style:font-weight-asian="bold" style:font-style-complex="italic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normal" style:text-underline-style="none" fo:font-weight="normal" officeooo:rsid="002c956d" officeooo:paragraph-rsid="002c956d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normal" style:text-underline-style="none" fo:font-weight="normal" officeooo:rsid="002c956d" officeooo:paragraph-rsid="002db9ce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normal" style:text-underline-style="none" fo:font-weight="normal" officeooo:rsid="002c956d" officeooo:paragraph-rsid="002f4e7f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normal" style:text-underline-style="none" fo:font-weight="normal" officeooo:rsid="002db9ce" officeooo:paragraph-rsid="002c956d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normal" style:text-underline-style="none" fo:font-weight="normal" officeooo:rsid="002f4e7f" officeooo:paragraph-rsid="002c956d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normal" style:text-underline-style="none" fo:font-weight="normal" officeooo:rsid="00312e2d" officeooo:paragraph-rsid="002c956d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normal" style:text-underline-style="none" fo:font-weight="normal" officeooo:rsid="00364348" officeooo:paragraph-rsid="00364348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Liberation Serif1" fo:font-style="normal" style:text-underline-style="none" fo:font-weight="normal" officeooo:rsid="00364348" officeooo:paragraph-rsid="00364348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Liberation Serif1" fo:font-style="normal" style:text-underline-style="solid" style:text-underline-width="auto" style:text-underline-color="font-color" fo:font-weight="bold" officeooo:rsid="00364348" officeooo:paragraph-rsid="00364348" style:font-style-asian="normal" style:font-weight-asian="bold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italic" style:text-underline-style="none" fo:font-weight="normal" officeooo:rsid="002f4e7f" officeooo:paragraph-rsid="002c956d" style:font-style-asian="italic" style:font-weight-asian="normal" style:font-style-complex="italic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italic" style:text-underline-style="none" fo:font-weight="normal" officeooo:rsid="002f4e7f" officeooo:paragraph-rsid="002f4e7f" style:font-style-asian="italic" style:font-weight-asian="normal" style:font-style-complex="italic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Liberation Serif1" fo:font-style="italic" style:text-underline-style="none" fo:font-weight="normal" officeooo:rsid="002c956d" officeooo:paragraph-rsid="002c956d" style:font-style-asian="italic" style:font-weight-asian="normal" style:font-style-complex="italic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style:text-underline-style="solid" style:text-underline-width="auto" style:text-underline-color="font-color" fo:font-weight="bold" officeooo:rsid="0029437f" officeooo:paragraph-rsid="0029437f" style:font-style-asian="normal" style:font-weight-asian="bold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style:text-underline-style="none" fo:font-weight="normal" officeooo:rsid="00364348" officeooo:paragraph-rsid="00364348" style:font-style-asian="italic" style:font-weight-asian="normal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6cdd8"/>
    </style:style>
    <style:style style:name="P4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3ae274"/>
    </style:style>
    <style:style style:name="P4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a4ea5"/>
    </style:style>
    <style:style style:name="P4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4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3c0222"/>
    </style:style>
    <style:style style:name="P45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</style:style>
    <style:style style:name="T1" style:family="text">
      <style:text-properties officeooo:rsid="001e67fb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officeooo:rsid="001e67fb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21c538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21c538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a4ea5" style:font-style-asian="normal" style:font-weight-asian="normal" style:font-style-complex="normal" style:font-weight-complex="normal"/>
    </style:style>
    <style:style style:name="T9" style:family="text">
      <style:text-properties style:font-name="Liberation Serif1" style:text-underline-style="none" fo:font-weight="normal" style:font-weight-asian="normal" style:font-weight-complex="normal"/>
    </style:style>
    <style:style style:name="T10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 style:font-name="Liberation Serif1" style:text-underline-style="none" fo:font-weight="normal" style:font-weight-asian="normal" style:font-weight-complex="normal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14" style:family="text">
      <style:text-properties style:text-position="0% 100%" style:font-name="Liberation Serif1" style:text-underline-style="none" fo:font-weight="normal" officeooo:rsid="0026180e" style:font-weight-asian="normal" style:font-weight-complex="normal"/>
    </style:style>
    <style:style style:name="T15" style:family="text">
      <style:text-properties style:text-position="0% 100%" style:font-name="Liberation Serif1" style:text-underline-style="none" fo:font-weight="normal" officeooo:rsid="0023c29f" style:font-weight-asian="normal" style:font-weight-complex="normal"/>
    </style:style>
    <style:style style:name="T16" style:family="text">
      <style:text-properties style:text-position="0% 100%" style:font-name="Liberation Serif1" style:text-underline-style="none" fo:font-weight="normal" officeooo:rsid="0027dfbf" style:font-weight-asian="normal" style:font-weight-complex="normal"/>
    </style:style>
    <style:style style:name="T17" style:family="text">
      <style:text-properties style:text-position="0% 100%" style:font-name="Liberation Serif1" style:text-underline-style="none" fo:font-weight="normal" officeooo:rsid="002c956d" style:font-weight-asian="normal" style:font-weight-complex="normal"/>
    </style:style>
    <style:style style:name="T18" style:family="text">
      <style:text-properties style:text-position="0% 100%" style:font-name="Liberation Serif1" style:text-underline-style="none" fo:font-weight="normal" officeooo:rsid="002db9ce" style:font-weight-asian="normal" style:font-weight-complex="normal"/>
    </style:style>
    <style:style style:name="T19" style:family="text">
      <style:text-properties style:text-position="0% 100%" style:font-name="Liberation Serif1" style:text-underline-style="none" fo:font-weight="normal" officeooo:rsid="002f4e7f" style:font-weight-asian="normal" style:font-weight-complex="normal"/>
    </style:style>
    <style:style style:name="T20" style:family="text">
      <style:text-properties style:text-position="0% 100%" style:font-name="Liberation Serif1" style:text-underline-style="none" fo:font-weight="normal" officeooo:rsid="00312e2d" style:font-weight-asian="normal" style:font-weight-complex="normal"/>
    </style:style>
    <style:style style:name="T21" style:family="text">
      <style:text-properties style:text-position="0% 100%" style:font-name="Liberation Serif1" style:text-underline-style="none" fo:font-weight="normal" officeooo:rsid="0034624d" style:font-weight-asian="normal" style:font-weight-complex="normal"/>
    </style:style>
    <style:style style:name="T22" style:family="text">
      <style:text-properties style:text-position="0% 100%" style:font-name="Liberation Serif1" style:text-underline-style="none" fo:font-weight="normal" officeooo:rsid="00364348" style:font-weight-asian="normal" style:font-weight-complex="normal"/>
    </style:style>
    <style:style style:name="T23" style:family="text">
      <style:text-properties style:text-position="0% 100%" style:font-name="Liberation Serif1" style:text-underline-style="none" fo:font-weight="normal" officeooo:rsid="0038fd7b" style:font-weight-asian="normal" style:font-weight-complex="normal"/>
    </style:style>
    <style:style style:name="T24" style:family="text">
      <style:text-properties style:text-position="0% 100%" style:font-name="Liberation Serif1" style:text-underline-style="none" fo:font-weight="normal" officeooo:rsid="003deee3" style:font-weight-asian="normal" style:font-weight-complex="normal"/>
    </style:style>
    <style:style style:name="T25" style:family="text">
      <style:text-properties style:text-position="0% 100%" style:font-name="Liberation Serif1" style:text-underline-style="none" fo:font-weight="normal" officeooo:rsid="003f81e8" style:font-weight-asian="normal" style:font-weight-complex="normal"/>
    </style:style>
    <style:style style:name="T26" style:family="text">
      <style:text-properties style:text-position="0% 100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style:font-name="Liberation Serif1" fo:font-style="normal" style:text-underline-style="none" fo:font-weight="normal" officeooo:rsid="002a4ea5" style:font-style-asian="normal" style:font-weight-asian="normal" style:font-style-complex="normal" style:font-weight-complex="normal"/>
    </style:style>
    <style:style style:name="T28" style:family="text">
      <style:text-properties style:text-position="0% 100%" style:font-name="Liberation Serif1" fo:font-style="normal" style:text-underline-style="none" fo:font-weight="normal" officeooo:rsid="002ba5a2" style:font-style-asian="normal" style:font-weight-asian="normal" style:font-style-complex="normal" style:font-weight-complex="normal"/>
    </style:style>
    <style:style style:name="T29" style:family="text">
      <style:text-properties style:text-position="0% 100%" style:font-name="Liberation Serif1" fo:font-style="normal" style:text-underline-style="none" fo:font-weight="normal" officeooo:rsid="002c956d" style:font-style-asian="normal" style:font-weight-asian="normal" style:font-style-complex="normal" style:font-weight-complex="normal"/>
    </style:style>
    <style:style style:name="T30" style:family="text">
      <style:text-properties style:text-position="0% 100%" style:font-name="Liberation Serif1" fo:font-style="normal" style:text-underline-style="none" fo:font-weight="normal" officeooo:rsid="002db9ce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Liberation Serif1" fo:font-style="normal" style:text-underline-style="none" fo:font-weight="normal" officeooo:rsid="002f4e7f" style:font-style-asian="normal" style:font-weight-asian="normal" style:font-style-complex="normal" style:font-weight-complex="normal"/>
    </style:style>
    <style:style style:name="T32" style:family="text">
      <style:text-properties style:text-position="0% 100%" style:font-name="Liberation Serif1" fo:font-style="normal" style:text-underline-style="none" fo:font-weight="normal" officeooo:rsid="00312e2d" style:font-style-asian="normal" style:font-weight-asian="normal" style:font-style-complex="normal" style:font-weight-complex="normal"/>
    </style:style>
    <style:style style:name="T33" style:family="text">
      <style:text-properties style:text-position="0% 100%" style:font-name="Liberation Serif1" fo:font-style="normal" style:text-underline-style="none" fo:font-weight="normal" officeooo:rsid="0034624d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Liberation Serif1" fo:font-style="normal" style:text-underline-style="none" fo:font-weight="normal" officeooo:rsid="00364348" style:font-style-asian="normal" style:font-weight-asian="normal" style:font-style-complex="normal" style:font-weight-complex="normal"/>
    </style:style>
    <style:style style:name="T35" style:family="text">
      <style:text-properties style:text-position="0% 100%" style:font-name="Liberation Serif1" fo:font-style="normal" style:font-style-asian="normal" style:font-style-complex="normal"/>
    </style:style>
    <style:style style:name="T36" style:family="text">
      <style:text-properties style:text-position="0% 100%" style:font-name="Liberation Serif1" fo:font-style="normal" officeooo:rsid="00312e2d" style:font-style-asian="normal" style:font-style-complex="normal"/>
    </style:style>
    <style:style style:name="T37" style:family="text">
      <style:text-properties style:text-position="0% 100%" style:font-name="Liberation Serif1" fo:font-style="normal" officeooo:rsid="00436de1" style:font-style-asian="normal" style:font-style-complex="normal"/>
    </style:style>
    <style:style style:name="T38" style:family="text">
      <style:text-properties style:text-position="0% 100%" style:font-name="Liberation Serif1" fo:font-style="normal" officeooo:rsid="00458202" style:font-style-asian="normal" style:font-style-complex="normal"/>
    </style:style>
    <style:style style:name="T39" style:family="text">
      <style:text-properties style:text-position="0% 100%" style:font-name="Liberation Serif1" officeooo:rsid="003777e6"/>
    </style:style>
    <style:style style:name="T40" style:family="text">
      <style:text-properties style:text-position="0% 100%" officeooo:rsid="0029a06e"/>
    </style:style>
    <style:style style:name="T41" style:family="text">
      <style:text-properties officeooo:rsid="0023c29f"/>
    </style:style>
    <style:style style:name="T42" style:family="text">
      <style:text-properties officeooo:rsid="0029a06e"/>
    </style:style>
    <style:style style:name="T43" style:family="text">
      <style:text-properties officeooo:rsid="002a4ea5"/>
    </style:style>
    <style:style style:name="T44" style:family="text">
      <style:text-properties officeooo:rsid="0038fd7b"/>
    </style:style>
    <style:style style:name="T45" style:family="text">
      <style:text-properties officeooo:rsid="003ae274"/>
    </style:style>
    <style:style style:name="T46" style:family="text">
      <style:text-properties officeooo:rsid="003c0222"/>
    </style:style>
    <style:style style:name="T47" style:family="text">
      <style:text-properties officeooo:rsid="003deee3"/>
    </style:style>
    <style:style style:name="T48" style:family="text">
      <style:text-properties officeooo:rsid="003ee81f"/>
    </style:style>
    <style:style style:name="T49" style:family="text">
      <style:text-properties officeooo:rsid="004178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span text:style-name="T1">Command Parser</text:span></text:p>
      <text:p text:style-name="P22">Last modified: 2018-07-23</text:p>
      <text:p text:style-name="P1"/>
      <text:p text:style-name="P4">Overview</text:p>
      <text:p text:style-name="P3"><text:tab/><text:span text:style-name="T1">The command parser for the </text:span><text:span text:style-name="T3">Cetus</text:span><text:span text:style-name="T1"> game must accomplish two goals. <text:s/>First, it must determine if a command entered by the user is grammatically correct and able to be parsed. <text:s/>Second, it must identity parts of the command and parse out the important words necessary for the game to take action. <text:s/>Thus, to achieve this, a context-free grammar must be defined. <text:s/>This will then act as the rule set the parser uses to determine if a command is valid or not. <text:s/>Then, an algorithm must be defined that can both verify and extract words from a command. <text:s/>The verify and extract operations can happen within the same algorithm as the parser must know the type of word it is examining to determine if the sentence as a whole is valid, thus when an important word is detected, it can be extracted as the parser continues.</text:span></text:p>
      <text:p text:style-name="P2"/>
      <text:p text:style-name="P5">Context-Free Grammar</text:p>
      <text:p text:style-name="P5"><text:span text:style-name="T2"><text:tab/>A context-free grammar is a grammar that can define all possible strings in a given language. <text:s/>A formal definition of a grammar is necessary for the parser to determine correct commands entered by the user. <text:s/>For </text:span><text:span text:style-name="T4">Cetus</text:span><text:span text:style-name="T6">, a relatively small grammar will be defined. <text:s/></text:span><text:span text:style-name="T7">A context-free grammar, </text:span><text:span text:style-name="T5">G,</text:span><text:span text:style-name="T7"> is defined as such</text:span></text:p>
      <text:p text:style-name="P6"><text:span text:style-name="T2">G = (N, </text:span><text:span text:style-name="T9">Σ, R, S), </text:span><text:span text:style-name="T10">where:</text:span></text:p>
      <text:p text:style-name="P6"><text:span text:style-name="T9">N </text:span><text:span text:style-name="T10">is a set of non-terminal symbols</text:span></text:p>
      <text:p text:style-name="P6"><text:span text:style-name="T9">Σ </text:span><text:span text:style-name="T10">is a set of terminal symbols</text:span></text:p>
      <text:p text:style-name="P6"><text:span text:style-name="T9">R </text:span><text:span text:style-name="T10">is a set of rules of the form </text:span><text:span text:style-name="T9">X → Y</text:span><text:span text:style-name="T11">1</text:span><text:span text:style-name="T13">Y</text:span><text:span text:style-name="T11">2</text:span><text:span text:style-name="T13">...Y</text:span><text:span text:style-name="T11">n</text:span><text:span text:style-name="T13"> </text:span><text:span text:style-name="T26">for</text:span><text:span text:style-name="T13"> n &gt;= </text:span><text:span text:style-name="T26">0, where </text:span><text:span text:style-name="T13">X ϵ N, <text:s/>Y</text:span><text:span text:style-name="T11">i</text:span><text:span text:style-name="T13"> ϵ (N </text:span><text:span text:style-name="T26">or </text:span><text:span text:style-name="T13">Σ)</text:span></text:p>
      <text:p text:style-name="P6"><text:span text:style-name="T13">S</text:span><text:span text:style-name="T26"> </text:span><text:span text:style-name="T13">ϵ N </text:span><text:span text:style-name="T26">is a distinguished start symbol</text:span></text:p>
      <text:p text:style-name="P20"/>
      <text:p text:style-name="P7"><text:span text:style-name="T26">Therefore, the grammar for </text:span><text:span text:style-name="T13">Cetus</text:span><text:span text:style-name="T26"> is defined as follows:</text:span></text:p>
      <text:p text:style-name="P25"><text:span text:style-name="T13">N = { C, </text:span><text:span text:style-name="T16">VP, </text:span><text:span text:style-name="T23">NP, </text:span><text:span text:style-name="T24">PP, </text:span><text:span text:style-name="T25">N’</text:span><text:span text:style-name="T16">}</text:span></text:p>
      <text:p text:style-name="P23">Σ = { <text:span text:style-name="T48">ADJ, ART, N, P, V, </text:span>} </text:p>
      <text:p text:style-name="P24"><text:span text:style-name="T13">R </text:span><text:span text:style-name="T14">= </text:span></text:p>
      <text:p text:style-name="P45"><text:span text:style-name="T41">C</text:span>→<text:span text:style-name="T44">VP<text:tab/></text:span></text:p>
      <text:p text:style-name="P43"><text:span text:style-name="T15"/></text:p>
      <text:p text:style-name="P43">VP → V</text:p>
      <text:p text:style-name="P43">VP → V <text:span text:style-name="T45">N</text:span>P</text:p>
      <text:p text:style-name="P41"><text:span text:style-name="T43">VP → VP PP</text:span></text:p>
      <text:p text:style-name="P41"/>
      <text:p text:style-name="P44"><text:span text:style-name="T42">PP → P NP</text:span></text:p>
      <text:p text:style-name="P41"/>
      <text:p text:style-name="P42"><text:span text:style-name="T46">N</text:span>P → <text:span text:style-name="T46">N</text:span><text:span text:style-name="T40">’</text:span></text:p>
      <text:p text:style-name="P42"><text:span text:style-name="T46">N</text:span>P → <text:span text:style-name="T45">ART</text:span> <text:span text:style-name="T46">N</text:span>’</text:p>
      <text:p text:style-name="P10"/>
      <text:p text:style-name="P10"><text:span text:style-name="T46">N’ → N</text:span><text:tab/></text:p>
      <text:p text:style-name="P10"><text:span text:style-name="T46">N’ → ADJ N’</text:span></text:p>
      <text:p text:style-name="P10"/>
      <text:p text:style-name="P8">S = C</text:p>
      <text:p text:style-name="P9"/>
      <text:p text:style-name="P12">Note: C = command, VP = verb phrase, <text:span text:style-name="T47">NP = noun phrase, PP = prepositional phrase, N = noun, ADJ = adjective, V = verb, ART = article, P = preposition</text:span></text:p>
      <text:p text:style-name="P19"/>
      <text:p text:style-name="P19"/>
      <text:p text:style-name="P19"><text:soft-page-break/></text:p>
      <text:p text:style-name="P19">Parsing Algorithm</text:p>
      <text:p text:style-name="P13"><text:tab/><text:span text:style-name="T8">The parsing algorithm will first iterate over the command given by the user and compare each word against a dictionary of words to determine the proper tag to give the word from category </text:span><text:span text:style-name="T16">Σ </text:span><text:span text:style-name="T27">of the grammar. <text:s/></text:span><text:span text:style-name="T28">From there, </text:span><text:span text:style-name="T29">it continues to reduce tags together until the highest level tag, </text:span><text:span text:style-name="T17">C, </text:span><text:span text:style-name="T29">is produced. <text:s/>If a </text:span><text:span text:style-name="T17">C </text:span><text:span text:style-name="T29">is produced, then the command issued by the user is grammatically correct. <text:s/>Otherwise, the command is not grammatically correct. <text:s/></text:span><text:span text:style-name="T33">In the following pseudocode, assume the </text:span><text:span text:style-name="T21">reduce()</text:span><text:span text:style-name="T33"> function reduces one or two tags to their higher level tag </text:span><text:span text:style-name="T34">according to the grammar</text:span><text:span text:style-name="T33">, assume </text:span><text:span text:style-name="T21">reduceStack()</text:span><text:span text:style-name="T33">, reduces the tags in a stack as much as they can be, and assumed </text:span><text:span text:style-name="T21">canBeReduced()</text:span><text:span text:style-name="T33"> and </text:span><text:span text:style-name="T21">stackCanBeReduced() </text:span><text:span text:style-name="T33">functions return a Boolean indicating if a reduction operation can occur.</text:span></text:p>
      <text:p text:style-name="P26"/>
      <text:p text:style-name="P14"><text:span text:style-name="T13">ParseCommand( S</text:span><text:span text:style-name="T22">entence</text:span><text:span text:style-name="T13"> ):</text:span></text:p>
      <text:p text:style-name="P14"><text:span text:style-name="T13"><text:tab/></text:span><text:span text:style-name="T30">let </text:span><text:span text:style-name="T18">fA </text:span><text:span text:style-name="T30">be an empty array that will store features/objects</text:span></text:p>
      <text:p text:style-name="P14"><text:span text:style-name="T30"><text:tab/>let </text:span><text:span text:style-name="T18">v</text:span><text:span text:style-name="T30"> be an empty variable that will store the verb the user entered</text:span></text:p>
      <text:p text:style-name="P14"><text:span text:style-name="T30"><text:tab/>let </text:span><text:span text:style-name="T18">d</text:span><text:span text:style-name="T30"> be an empty variable that will store the direction the user wishes to go</text:span></text:p>
      <text:p text:style-name="P14"><text:span text:style-name="T13"><text:tab/></text:span><text:span text:style-name="T26">for each word in </text:span><text:span text:style-name="T13">S</text:span><text:span text:style-name="T22">entence</text:span><text:span text:style-name="T13">:</text:span></text:p>
      <text:p text:style-name="P14"><text:span text:style-name="T13"><text:tab/><text:tab/></text:span><text:span text:style-name="T26">tag each word according to <text:s/></text:span><text:span text:style-name="T16">Σ;</text:span></text:p>
      <text:p text:style-name="P14"><text:span text:style-name="T16"><text:tab/><text:tab/></text:span><text:span text:style-name="T26">push </text:span><text:span text:style-name="T30">tag </text:span><text:span text:style-name="T26">onto stack </text:span><text:span text:style-name="T13">W</text:span></text:p>
      <text:p text:style-name="P26"><text:tab/></text:p>
      <text:p text:style-name="P14"><text:span text:style-name="T26"><text:tab/>while ( top(</text:span><text:span text:style-name="T13">W</text:span><text:span text:style-name="T26">) != </text:span><text:span text:style-name="T13">C </text:span><text:span text:style-name="T26">):</text:span></text:p>
      <text:p text:style-name="P14"><text:span text:style-name="T26"><text:tab/><text:tab/>if </text:span><text:span text:style-name="T13">W.</text:span><text:span text:style-name="T26">length &gt; 1:</text:span></text:p>
      <text:p text:style-name="P14"><text:span text:style-name="T26"><text:tab/><text:tab/><text:tab/></text:span><text:span text:style-name="T13">w1</text:span><text:span text:style-name="T26"> = pop(</text:span><text:span text:style-name="T13">W</text:span><text:span text:style-name="T26">)</text:span></text:p>
      <text:p text:style-name="P14"><text:span text:style-name="T26"><text:tab/><text:tab/><text:tab/></text:span><text:span text:style-name="T13">w2</text:span><text:span text:style-name="T26"> = pop(</text:span><text:span text:style-name="T13">W</text:span><text:span text:style-name="T26">)</text:span></text:p>
      <text:p text:style-name="P26"/>
      <text:p text:style-name="P14"><text:span text:style-name="T26"><text:tab/><text:tab/><text:tab/></text:span><text:span text:style-name="T13">// </text:span><text:span text:style-name="T31">add any features to features array</text:span></text:p>
      <text:p text:style-name="P14"><text:span text:style-name="T26"><text:tab/><text:tab/><text:tab/></text:span><text:span text:style-name="T31">if </text:span><text:span text:style-name="T19">w1 == F’:</text:span></text:p>
      <text:p text:style-name="P35"><text:tab/><text:tab/><text:tab/><text:tab/>fA.add(w1)</text:p>
      <text:p text:style-name="P14"><text:span text:style-name="T19"><text:tab/><text:tab/><text:tab/></text:span><text:span text:style-name="T31">if </text:span><text:span text:style-name="T19">w2 == F’:</text:span></text:p>
      <text:p text:style-name="P35"><text:tab/><text:tab/><text:tab/><text:tab/>fA.add(w2)</text:p>
      <text:p text:style-name="P35"/>
      <text:p text:style-name="P36"><text:tab/><text:tab/><text:tab/></text:p>
      <text:p text:style-name="P16"><text:span text:style-name="T19"><text:tab/><text:tab/><text:tab/>// </text:span><text:span text:style-name="T31">store verb that user entered</text:span></text:p>
      <text:p text:style-name="P14"><text:span text:style-name="T31"><text:tab/><text:tab/><text:tab/>if </text:span><text:span text:style-name="T19">w1 == V:</text:span></text:p>
      <text:p text:style-name="P35"><text:tab/><text:tab/><text:tab/><text:tab/>v = w1</text:p>
      <text:p text:style-name="P14"><text:span text:style-name="T19"><text:tab/><text:tab/><text:tab/></text:span><text:span text:style-name="T31">else if </text:span><text:span text:style-name="T19">w2 == V:</text:span></text:p>
      <text:p text:style-name="P35"><text:tab/><text:tab/><text:tab/><text:tab/>v =w2</text:p>
      <text:p text:style-name="P26"/>
      <text:p text:style-name="P14"><text:span text:style-name="T26"><text:tab/><text:tab/><text:tab/>// </text:span><text:span text:style-name="T30">if words one and two represent a direction and a movement, return</text:span></text:p>
      <text:p text:style-name="P14"><text:span text:style-name="T26"><text:tab/><text:tab/><text:tab/></text:span><text:span text:style-name="T30">if </text:span><text:span text:style-name="T18">w1 == D &amp;&amp; w2 == M</text:span><text:span text:style-name="T30">:</text:span></text:p>
      <text:p text:style-name="P14"><text:span text:style-name="T30"><text:tab/><text:tab/><text:tab/><text:tab/></text:span><text:span text:style-name="T18">d = w1</text:span></text:p>
      <text:p text:style-name="P15"><text:span text:style-name="T18"><text:tab/><text:tab/><text:tab/><text:tab/></text:span><text:span text:style-name="T30">return (true, </text:span><text:span text:style-name="T18">d)</text:span></text:p>
      <text:p text:style-name="P27"/>
      <text:p text:style-name="P15"><text:span text:style-name="T26"><text:tab/><text:tab/><text:tab/>// </text:span><text:span text:style-name="T30">otherwise, we need to keep parsing the command</text:span></text:p>
      <text:p text:style-name="P14"><text:span text:style-name="T26"><text:tab/><text:tab/><text:tab/>if </text:span><text:span text:style-name="T13">canBeReduced(w1, w2):</text:span></text:p>
      <text:p text:style-name="P37"><text:tab/><text:tab/><text:tab/><text:tab/>push(W, reduce(w1, w2))</text:p>
      <text:p text:style-name="P16"><text:span text:style-name="T13"><text:tab/><text:tab/><text:tab/></text:span><text:span text:style-name="T26">else:</text:span></text:p>
      <text:p text:style-name="P16"><text:span text:style-name="T26"><text:tab/><text:tab/><text:tab/><text:tab/></text:span><text:span text:style-name="T13">push(W, w2)</text:span></text:p>
      <text:p text:style-name="P28"><text:tab/><text:tab/><text:tab/><text:tab/></text:p>
      <text:p text:style-name="P16"><text:span text:style-name="T26"><text:tab/><text:tab/><text:tab/><text:tab/>if </text:span><text:span text:style-name="T13">canBeReduced(w1):</text:span></text:p>
      <text:p text:style-name="P37"><text:soft-page-break/><text:tab/><text:tab/><text:tab/><text:tab/><text:tab/>push(W, reduce(w1))</text:p>
      <text:p text:style-name="P14"><text:span text:style-name="T13"><text:tab/><text:tab/><text:tab/><text:tab/></text:span><text:span text:style-name="T26">else if </text:span><text:span text:style-name="T18">stackC</text:span><text:span text:style-name="T13">anBeReduced(W):</text:span></text:p>
      <text:p text:style-name="P14"><text:span text:style-name="T13"><text:tab/><text:tab/><text:tab/><text:tab/><text:tab/>push(reduce</text:span><text:span text:style-name="T18">Stack</text:span><text:span text:style-name="T13">(W), w1)</text:span></text:p>
      <text:p text:style-name="P14"><text:span text:style-name="T13"><text:tab/><text:tab/><text:tab/><text:tab/></text:span><text:span text:style-name="T30">else</text:span></text:p>
      <text:p text:style-name="P29"><text:tab/><text:tab/><text:tab/><text:tab/><text:tab/>return false</text:p>
      <text:p text:style-name="P14"><text:span text:style-name="T30"><text:tab/><text:tab/></text:span><text:span text:style-name="T31">else:</text:span></text:p>
      <text:p text:style-name="P14"><text:span text:style-name="T31"><text:tab/><text:tab/><text:tab/></text:span><text:span text:style-name="T19">w1 = pop(W)</text:span></text:p>
      <text:p text:style-name="P14"><text:span text:style-name="T19"><text:tab/><text:tab/><text:tab/></text:span><text:span text:style-name="T31">if </text:span><text:span text:style-name="T19">canBeReduced(w1):</text:span></text:p>
      <text:p text:style-name="P35"><text:tab/><text:tab/><text:tab/><text:tab/>push(W, reduce(w1))</text:p>
      <text:p text:style-name="P14"><text:span text:style-name="T19"><text:tab/><text:tab/><text:tab/></text:span><text:span text:style-name="T31">else:</text:span></text:p>
      <text:p text:style-name="P30"><text:tab/><text:tab/><text:tab/><text:tab/>return false</text:p>
      <text:p text:style-name="P14"><text:span text:style-name="T31"><text:tab/></text:span><text:span text:style-name="T32">return (true, </text:span><text:span text:style-name="T20">v, fA</text:span><text:span text:style-name="T32">) // return verb and features to be acted upon</text:span></text:p>
      <text:p text:style-name="P31"/>
      <text:p text:style-name="P11"><text:span text:style-name="T36">D</text:span><text:span text:style-name="T35">ata Structures</text:span></text:p>
      <text:p text:style-name="P17"><text:span text:style-name="T35"><text:tab/>The command parser will use a hashtable as a dictionary with a one-to-one lookup mapping words to their associated tags according to the grammar. <text:s/>There will be one tag not associated with the grammar that indicates an invalid word. <text:s/>At the start of the </text:span><text:span text:style-name="T12">Cetus</text:span><text:span text:style-name="T35"> game a dictionary will be loaded into memory for the command parser to use.</text:span></text:p>
      <text:p text:style-name="P32"><text:tab/></text:p>
      <text:p text:style-name="P32"><text:tab/>The command parser will use a stack for managing tags in the parsing algorithm.</text:p>
      <text:p text:style-name="P32"><text:tab/></text:p>
      <text:p text:style-name="P17"><text:span text:style-name="T35"><text:tab/>The command parser will return to the game engine a data structure that contains the </text:span><text:span text:style-name="T37">verb</text:span><text:span text:style-name="T35"> the user entered</text:span><text:span text:style-name="T37"> and the parameter</text:span><text:span text:style-name="T35"> verb is acting upon.</text:span></text:p>
      <text:p text:style-name="P17"><text:span text:style-name="T35"/></text:p>
      <text:p text:style-name="P33"><text:tab/>struct parsedCommand {</text:p>
      <text:p text:style-name="P33"><text:tab/><text:tab/>char[] verb;</text:p>
      <text:p text:style-name="P33"><text:tab/><text:tab/>char[] <text:span text:style-name="T49">param;</text:span></text:p>
      <text:p text:style-name="P33"><text:tab/>}</text:p>
      <text:p text:style-name="P33"/>
      <text:p text:style-name="P33"/>
      <text:p text:style-name="P34">API</text:p>
      <text:p text:style-name="P18"><text:span text:style-name="T35"><text:tab/>To call the command parser from the game engine, the engine will pass a pointer to a </text:span><text:span text:style-name="T12">parsedCommand</text:span><text:span text:style-name="T35"> struct where the parser can fill in the necessary information, a string that is the command the user entered, and a pointer to a hashtable where the command parser can perform tag lookups for words. <text:s/></text:span><text:span text:style-name="T38">The function will return a Boolean value indicating whether the command entered by the user is grammatically and syntactically correct.</text:span></text:p>
      <text:p text:style-name="P18"><text:span text:style-name="T35"><text:tab/></text:span><text:span text:style-name="T39">int parseCommand( struct parsedCommand *parsedCommand, char *commandString, struct hashTable *dictiona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0:21:39.083622597</meta:creation-date>
    <dc:date>2018-07-23T13:47:30.597324403</dc:date>
    <meta:editing-duration>PT25M33S</meta:editing-duration>
    <meta:editing-cycles>14</meta:editing-cycles>
    <meta:generator>LibreOffice/6.0.5.2$Linux_X86_64 LibreOffice_project/00m0$Build-2</meta:generator>
    <meta:document-statistic meta:table-count="0" meta:image-count="0" meta:object-count="0" meta:page-count="3" meta:paragraph-count="87" meta:word-count="866" meta:character-count="4820" meta:non-whitespace-character-count="3860"/>
  </office:meta>
</office:document-meta>
</file>